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rsid="0006e942" officeooo:paragraph-rsid="0006e942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6e942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06e94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6e942" officeooo:paragraph-rsid="0006e942"/>
    </style:style>
    <style:style style:name="P5" style:family="paragraph" style:parent-style-name="Text_20_body">
      <style:paragraph-properties fo:text-align="start" style:justify-single-word="false" style:writing-mode="lr-tb"/>
      <style:text-properties fo:font-size="12pt" fo:font-weight="normal" officeooo:paragraph-rsid="0006e94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 style:writing-mode="lr-tb"/>
      <style:text-properties officeooo:rsid="0006e942" officeooo:paragraph-rsid="0006e942"/>
    </style:style>
    <style:style style:name="P7" style:family="paragraph" style:parent-style-name="Text_20_body">
      <style:paragraph-properties fo:text-align="start" style:justify-single-word="false" style:writing-mode="lr-tb"/>
      <style:text-properties officeooo:paragraph-rsid="0006e942"/>
    </style:style>
    <style:style style:name="P8" style:family="paragraph" style:parent-style-name="Text_20_body" style:list-style-name="WWNum1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6e942"/>
    </style:style>
    <style:style style:name="P9" style:family="paragraph" style:parent-style-name="Text_20_body" style:list-style-name="WWNum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6e942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06e942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08c137" officeooo:paragraph-rsid="0008c137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Felhasználói Kézikönyv</text:span></text:p>
      <text:p text:style-name="P2" loext:marker-style-name="T1"><text:span text:style-name="T1">Sudoku játék</text:span></text:p>
      <text:p text:style-name="P3" loext:marker-style-name="T2"/>
      <text:p text:style-name="P3" loext:marker-style-name="T2"/>
      <text:p text:style-name="P4" loext:marker-style-name="T2"><text:span text:style-name="T2">Az alábbiakban olvasható a sudoku program használati útmutatója.</text:span></text:p>
      <text:p text:style-name="P5" loext:marker-style-name="T2"/>
      <text:p text:style-name="P6" loext:marker-style-name="T3"><text:span text:style-name="T3">Játékleírás</text:span></text:p>
      <text:p text:style-name="P7" loext:marker-style-name="T2"><text:span text:style-name="T2">A Sudoku egy logikai alapú játék, ahol a játékosok számokkal töltik ki a rácsot. A hagyományos változat egy 9x9-es rácsot használ, amely 3x3-as alrácsokra (más néven „dobozokra” vagy „blokkokra”) van osztva. A cél a rács kitöltése úgy, hogy:</text:span></text:p>
      <text:list text:style-name="WWNum1">
        <text:list-item>
          <text:p text:style-name="P8"><text:span text:style-name="Strong_20_Emphasis"><text:span text:style-name="T4">Minden sorban az összes számjegy 1-től 9-ig előforduljon ismétlődés nélkül.</text:span></text:span></text:p>
        </text:list-item>
        <text:list-item>
          <text:p text:style-name="P8"><text:span text:style-name="Strong_20_Emphasis"><text:span text:style-name="T4">Minden oszlopban az összes számjegy 1-től 9-ig előforduljon ismétlődés nélkül.</text:span></text:span></text:p>
        </text:list-item>
        <text:list-item>
          <text:p text:style-name="P9"><text:span text:style-name="Strong_20_Emphasis"><text:span text:style-name="T4">Minden alrácsban (3x3) az összes számjegy 1-től 9-ig előforduljon ismétlődés nélkül.</text:span></text:span></text:p>
        </text:list-item>
      </text:list>
      <text:p text:style-name="P7"><text:span text:style-name="T4">A rejtvényben néhány mezőt előre </text:span>kitöltenek, amelyek segítséget nyújtanak a megoldáshoz. A játékosoknak a többi mezőt deduktív logikával kell kitölteniük.</text:p>
      <text:p text:style-name="P10" loext:marker-style-name="T2"><text:span text:style-name="T2">A program támogatja az NxN sudoku rácsokat is, bár alapvetően 3x3 rácsokat készít, ha új rácsot hozunk létre.</text:span></text:p>
      <text:p text:style-name="P3" loext:marker-style-name="T2"/>
      <text:p text:style-name="P4" loext:marker-style-name="T3"><text:span text:style-name="T3">Menü</text:span></text:p>
      <text:p text:style-name="P4" loext:marker-style-name="T2"><text:span text:style-name="T2">A program elindítása után egy egyszerű GUI ablak fogad minket. Itt két gomb közül választhatunk (SOLVE/EDIT), amik a két különböző funkcióhoz vezetnek el minket. Az alattuk található mezőben megadhatunk egy puzzle-nevet, ha előzetesen mentettünk már el feladványt. Ehhez léteznie kell a src/main/resources/stored_grids.json filenak – ha ez nincs meg, a program nem fog elmenteni/betölteni semmit – betöltés helyett a megadott névvel egy default (3x3 alapú, üres) feladványt hoz létre. Amennyiben nem létező feladványt próbálunk betölteni, létrejön egy default puzzle a megadott névvel.</text:span></text:p>
      <text:p text:style-name="P4" loext:marker-style-name="T2"><text:span text:style-name="T2"/></text:p>
      <text:p text:style-name="P4" loext:marker-style-name="T3"><text:span text:style-name="T3">Edit</text:span></text:p>
      <text:p text:style-name="P4" loext:marker-style-name="T2"><text:span text:style-name="T2">Amennyiben az EDIT gombra kattintunk, szerkeszthetjük a megnyitott feladványt. A SAVE gombbal el is menthetjük (a mellette megadott néven, akár több néven egymás után), valamint az exit gombbal be is zárhatjuk az ablakot. Ez az ablak feladványok készítésére van, a megoldásuk nem itt célszerű. Minden itt kitöltött mező hardcoded-ként fog mentésre kerülni, azaz SOLVE módban nem lesz módosítható.</text:span></text:p>
      <text:p text:style-name="P4" loext:marker-style-name="T2"><text:span text:style-name="T2"/></text:p>
      <text:p text:style-name="P11" loext:marker-style-name="T3"><text:span text:style-name="T3">Solve</text:span></text:p>
      <text:p text:style-name="P4" loext:marker-style-name="T2"><text:span text:style-name="T2">A SOLVE gombot választva egy puzzle megoldó felületre jutunk. Ezt akkor érdemes használni, ha edit módban már előkészítettünk feladvány(oka)t. Itt láthatjuk, hogy a feladvány által definiált mezők szürkék, ezeket a megoldás során nem változtathatjuk. A Check gomb ellenőrzi, hogy megszegtünk e szabályokat a kitöltés során. Amennyiben minden mezőt kitöltöttünk, és a Check funkció nem talál szabályszegést, sikeres a megfejtési kísérletünk. Megoldást elmenteni nem lehet, mivel véleményem szerint ennek nincs értelme – dolgozzon meg a megoldásért a következő megoldó is.</text:span></text:p>
      <text:p text:style-name="P4" loext:marker-style-name="T2"><text:span text:style-name="T2"/></text:p>
      <text:p text:style-name="P4" loext:marker-style-name="T2"><text:span text:style-name="T2"/></text:p>
      <text:p text:style-name="P11" loext:marker-style-name="T2"><text:span text:style-name="T2">Az ablakok felső x-el történő bezárása leállítja a programot. A solve/edit ablakokból egyszerre többet is használhatunk, az exit gomb csak egyet fog bezárni közülü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2:28:39.622866741</meta:creation-date>
    <meta:generator>LibreOffice/24.8.0.3$Linux_X86_64 LibreOffice_project/480$Build-3</meta:generator>
    <dc:date>2024-11-24T22:42:49.649245752</dc:date>
    <meta:editing-duration>PT1M31S</meta:editing-duration>
    <meta:editing-cycles>1</meta:editing-cycles>
    <meta:document-statistic meta:table-count="0" meta:image-count="0" meta:object-count="0" meta:page-count="1" meta:paragraph-count="17" meta:word-count="365" meta:character-count="2585" meta:non-whitespace-character-count="2237"/>
  </office:meta>
</office:document-meta>
</file>